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64f08c">1. draft</text:a></text:p>
          <text:p text:style-name="Contents_20_2"><text:a xlink:type="simple" xlink:href="#org9e3e085">1.1. todos</text:a></text:p>
          <text:p text:style-name="Contents_20_2"><text:a xlink:type="simple" xlink:href="#org12bca17">1.2. outline</text:a></text:p>
          <text:p text:style-name="Contents_20_2"><text:a xlink:type="simple" xlink:href="#org6ebacf3">1.3. argument (&amp; method?)</text:a></text:p>
          <text:p text:style-name="Contents_20_2"><text:a xlink:type="simple" xlink:href="#org54e8022">1.4. <text:span text:style-name="OrgTodo">TODO</text:span> close reading</text:a></text:p>
          <text:p text:style-name="Contents_20_3"><text:a xlink:type="simple" xlink:href="#org3ce6c1a">1.4.1. <text:span text:style-name="OrgTodo">TODO</text:span> close reading of bills via Butler</text:a></text:p>
          <text:p text:style-name="Contents_20_2"><text:a xlink:type="simple" xlink:href="#org18abec6">1.5. another mode of reading lol</text:a></text:p>
        </text:index-body>
      </text:table-of-content>
      <text:h text:style-name="Heading_20_1" text:outline-level="1" text:is-list-header="false">
<text:bookmark-start text:name="OrgXref.org564f08c"/>
<text:bookmark text:name="org564f08c"/>draft
<text:bookmark-end text:name="OrgXref.org564f08c"/></text:h>
      <text:h text:style-name="Heading_20_2" text:outline-level="2" text:is-list-header="false">
<text:bookmark-start text:name="OrgXref.org9e3e085"/>
<text:bookmark text:name="org9e3e085"/>todos
<text:bookmark-end text:name="OrgXref.org9e3e085"/></text:h>
      <text:list text:style-name="OrgBulletedList" text:continue-numbering="false">
        <text:list-item>
          <text:p text:style-name="Text_20_body"><text:span text:style-name="OrgCode">[✓] </text:span>choose shrier quotes
</text:p>
        </text:list-item>
        <text:list-item>
          <text:p text:style-name="Text_20_body"><text:span text:style-name="OrgCode">[ ] </text:span>read Amin's critique of Butler;
</text:p>
        </text:list-item>
        <text:list-item>
          <text:p text:style-name="Text_20_body"><text:span text:style-name="OrgCode">[ ] </text:span>read Butler, <text:span text:style-name="Emphasis">BTM</text:span>
</text:p>
        </text:list-item>
        <text:list-item>
          <text:p text:style-name="Text_20_body"><text:span text:style-name="OrgCode">[ ] </text:span>read <text:span text:style-name="Emphasis">CA</text:span> annotations &amp; articles.
</text:p>
        </text:list-item>
      </text:list>
      <text:h text:style-name="Heading_20_2" text:outline-level="2" text:is-list-header="false">
<text:bookmark-start text:name="OrgXref.org12bca17"/>
<text:bookmark text:name="org12bca17"/>outline
<text:bookmark-end text:name="OrgXref.org12bca17"/></text:h>
      <text:list text:style-name="OrgBulletedList" text:continue-numbering="false">
        <text:list-item>
          <text:p text:style-name="Text_20_body">anti-trans bill titles
</text:p>
          <text:list text:style-name="OrgBulletedList" text:continue-numbering="true">
            <text:list-item>
              <text:p text:style-name="Text_20_body">patriarchal langauge shows an attachment to norms, protecting women. Women are figures that need to be protected.
</text:p>
            </text:list-item>
          </text:list>
        </text:list-item>
        <text:list-item>
          <text:p text:style-name="Text_20_body">close reading of Shrier
</text:p>
          <text:list text:style-name="OrgBulletedList" text:continue-numbering="true">
            <text:list-item>
              <text:p text:style-name="Text_20_body">we can begin to parse out some of the deeper contradictions here: that free expression only applies to certain kinds of expression.
</text:p>
            </text:list-item>
            <text:list-item>
              <text:p text:style-name="Text_20_body">an example of the kind of reading I don't want to do
</text:p>
            </text:list-item>
          </text:list>
        </text:list-item>
        <text:list-item>
          <text:p text:style-name="Text_20_body">Sedgwick and readings of shame.
</text:p>
          <text:list text:style-name="OrgBulletedList" text:continue-numbering="true">
            <text:list-item>
              <text:p text:style-name="Text_20_body">remember Heather Love's critique: that Sedgwick is still trying to make shame a politically viable object.
</text:p>
            </text:list-item>
            <text:list-item>
              <text:p text:style-name="Text_20_body">Cassius Adair reading trans erotics in porn.
</text:p>
            </text:list-item>
          </text:list>
        </text:list-item>
        <text:list-item>
          <text:p text:style-name="Text_20_body">Close reading of ML mechanism, and of results.
</text:p>
          <text:list text:style-name="OrgBulletedList" text:continue-numbering="true">
            <text:list-item>
              <text:p text:style-name="Text_20_body">contrast with Butlerian close reading (or do this at top?)
</text:p>
            </text:list-item>
          </text:list>
        </text:list-item>
      </text:list>
      <text:h text:style-name="Heading_20_2" text:outline-level="2" text:is-list-header="false">
<text:bookmark-start text:name="OrgXref.org6ebacf3"/>
<text:bookmark text:name="org6ebacf3"/>argument (&amp; method?)
<text:bookmark-end text:name="OrgXref.org6ebacf3"/></text:h>
      <text:p text:style-name="Text_20_body">This is an essay about ways of reading.
</text:p>
      <text:p text:style-name="Text_20_body">This is an essay about a machine process, one that you are by now familiar with, even if you don't know how it works on a technical level. My goal is to illuminate this machine process by drawing an analogy between it and human affects of fear and desire, specifically, what fear implies about desire, in the phobia that the body has toward its own desire.
</text:p>
      <text:p text:style-name="Text_20_body">The analogy between machines and bodies evokes a longstanding conflation of the two in the term "Artificial Intelligence," which is itself an anthropomorphization of machine processes like algorithmic prediction.<text:note text:id="fn1" text:note-class="footnote"><text:note-citation>1</text:note-citation><text:note-body><text:p text:style-name="Footnote">The emergence of "Artifical Intelligence" can, in one trajectory, be traced to Alan Turing's famous essay on the subject (<text:span text:style-name="Emphasis">Computing Machinery and Intelligence</text:span>. Although many people who cite this origin fail to recognize the Turing made a crucial distinction between actual intelligence, which is virtually impossible to detect as experienced subjectively, and the performance of it, which he poses as the criterion for assessing the quality of machine processing) which inaugurates what N. Katherine Hayles calls a history of "information los[ing] its body," as scientific discourses increasingly overlook the role of the body and embodiment in machine "thinking."  This tendency is to conceptualize thinking or information processing as separate from the substrate that enables such procedures, bringing us to where we are today, when casual users of the now ubiquitous chat interfaces (the contemporary "terminal" of Turing's experiment) find themselves in thrall to a disembodied subjectivity (There is a fascinating clash about the role of intention in interpreting machine generated langauge between computational linguists like Emily Bender, who assert that intention (specifically, the intuition of intention by a reader) is necessary for interpretation and Literary Studies scholars who maintain that intention can be and sometimes is severed from communicative acts. See "Climbing towards NLU: On Meaning, Form, and Understanding in the Age of Data", and <text:span text:style-name="Emphasis">Critical Inquiry</text:span>'s June 2023 special issue, "Again Theory: A Forum on Language, Meaning, and Intent in the Time of Stochastic Parrots.").
</text:p></text:note-body></text:note> My intention is not to do away with this conflation, but to re-orient some of the terms on which it rests. Information processing is seen as intelligent, as human-like (it is anthromoporphized) but with the benefit of being free of the human body. So let us bring the body back into the machine. This paper achieves this goal in two ways: by attending to embodied experience of phobia, and what phobia reveals about desire, and by tracing the materiality of machine learning processes.
</text:p>
      <text:p text:style-name="Text_20_body">To bring machines and bodies into relation, I enlist the concept of normativity, and particularly, the attachment to normativity that, I will show, brings procedures of both desire and of algorithmic prediction into productive relation. I will take, on the one hand, the desire for normative gender identities that underlies contemporary discourses of transphobia, expressed in the anti-trans legislative movement, and, on the other hand, what happens to data as it is used to train machine learning models. Across these widely different domains, I argue, this shared drive toward normativity enables me to deploy machine learning as an apt tool for studying normativity in transphobic language.
</text:p>
      <text:p text:style-name="Text_20_body">The investment in normativity is a through line, common ground, between transphobia and trans affirmation. It is the answer to the question–What do trans subjects and far right ideologues have in common? In a more subtle way, it is also an attempt to bring desire explicitly into computational processing.
</text:p>
      <text:h text:style-name="Heading_20_2" text:outline-level="2" text:is-list-header="false">
<text:bookmark-start text:name="OrgXref.org54e8022"/>
<text:bookmark text:name="org54e8022"/><text:span text:style-name="OrgTodo">TODO</text:span> close reading
<text:bookmark-end text:name="OrgXref.org54e8022"/></text:h>
      <text:p text:style-name="Text_20_body">There are currently 81 legislative bills in Congress that concern trans people's rights. Below is a list of some of their titles:
</text:p>
      <text:p text:style-name="Quotations">US HB1064: Ensuring Military Readiness Act of 2023
</text:p>
      <text:p text:style-name="Quotations">US HB1276: Protect Minors from Medical Malpractice Act of 2023
</text:p>
      <text:p text:style-name="Quotations">US HB10075: Stopping the Mutilation of Children Act of 2024
</text:p>
      <text:p text:style-name="Quotations">US HB1399: Protect Children’s Innocence Act
</text:p>
      <text:p text:style-name="Quotations">US HB216: My Child, My Choice Act of 2023
</text:p>
      <text:p text:style-name="Quotations">US HB1490: Preventing Violence Against Female Inmates Act of 2023
</text:p>
      <text:p text:style-name="Text_20_body">[I actually need to state in plain terms what the bills are doing here]
</text:p>
      <text:p text:style-name="Text_20_body">These bills seek to deny trans people access to services and recognition within various domains, including health, school, prison and the military.
</text:p>
      <text:p text:style-name="Text_20_body">To assert control over the transgender designation, the text of these bills circumscribes sex and gender into an immutable and constitutive relationship. For example, one the bills defines "sex" as "the biological indication of male or female in the context of reproductive potential or capacity, including sex chromosomes, naturally occurring sex hormones, gonads, and nonambiguous internal and external genitalia present at birth" ("My Child, My Choice Act of 2023"). The same bill defines "gender" as "an individual’s perception of their own gender or claimed gender, regardless of the biological sex of the individual."
</text:p>
      <text:p text:style-name="Text_20_body">As a Queer Studies scholar, I am interested in the assumptions that such definitions make, in the contradictions that are necessarily implied by any attempt to naturalize sex as embodied and to define gender recursively as itself and against "sex."
</text:p>
      <text:p text:style-name="Text_20_body">I will come back to the content of these definitions and the ways they define sex and gender.
</text:p>
      <text:p text:style-name="Text_20_body">For now, however, I want to acknowledge the logic of transphobia glaring the surface of these bills, in their titles that invoke the fear of gender nonconformity as a national threat, from which the American people (especially children) need protection.
</text:p>
      <text:p text:style-name="Text_20_body">In public discourses, the fear is that transness is contagious, that it can spread from person to person. This fear, which is popularized in the now debunked medical diagnosis called "Rapid-onset Gender Dysphoria," or ROGD, has had a significant influence on public perception around trans issues, especially as they affect minors. A popular book by Abigail Shrier, called "Irreversible Damage: The Transgender Craze Seducing Our Daughters" focuses on how this contagion affects teenagers assigned female at birth who, she argues, succumb to social pressures from peers and influencers to desire transition.
</text:p>
      <text:p text:style-name="Text_20_body">(Actually, another fascinating thing about Shrier's book is how she warns again and again against a danger which is never explicitly articulated, but must so obvious as to be assumed by her readers, that gender transition is akin to bodily mutilation.)
</text:p>
      <text:p text:style-name="Text_20_body">Shrier embeds her assumptions in a highly ironic tone. Take the following example, where Shrier distinguishes between respecting expressions of gender against that of patriotism:
</text:p>
      <text:p text:style-name="Quotations">if the government can’t force students to salute a flag, the government can’t force a healthcare worker to utter a particular pronoun. In America, the government can’t make people say things–not even for the sake of politeness. Not for any reason at all. (xx)
</text:p>
      <text:p text:style-name="Text_20_body">Here, Shrier apparently seems to be saying that, just as the government cannot compel people to express loyalty to the country's symbols, so it cannot compel respect (what she calls "politeness") for a person's preferred gender designation. Through this comparision to patriotism, and the framing of the issue around expression, she suggests that forcing pronoun usage would be fascist. Which is a strange way to make a point to what (I imagine) is a largely conservative readership.
</text:p>
      <text:p text:style-name="Text_20_body">Unless, reading this statement through the frame of irony, the point is precisely that some kinds of expression should be free while others should not. That citizens <text:span text:style-name="Emphasis">do</text:span> have the right to question each other's genders, but not to question the flag. In plain terms, then, the sentence would be saying something like, "look, our government so loves your freedom, that it cannot even force you to show respect for it." And, it follows, if you are free to disrespect such a government, then you surely cannot be obligated to honor someone's pronouns. In this reading, we can trace a direct line between an investment in patriotism to an investment to gender norms.
</text:p>
      <text:p text:style-name="Text_20_body">This is textbook white supremicist patriarchial thinking. Shrier's point is embedded in her irony, but we can still trace her investment in normativity here, which constellates through patriotism.
</text:p>
      <text:p text:style-name="Text_20_body">THIS READING IS FUN! BUT THIS IS NOT THE KIND OF READING I WANT TO DO.  WHAT I WANT IS TO PULL OUT FROM LEGAL LANGUAGE THE DETAILS THAT INDICATE SUCH INVESTMENTS. THIS IS THE LANGUAGE THAT CONTROLS US, RIGHT NOW. THAT IS ATTEMPTING TO CONTROL US RIGHT NOW.
</text:p>
      <text:p text:style-name="Text_20_body">SO I SEE THAT I HAVE TO MOVE SHRIER TO THE TOP!
</text:p>
      <text:h text:style-name="Heading_20_3" text:outline-level="3" text:is-list-header="false">
<text:bookmark-start text:name="OrgXref.org3ce6c1a"/>
<text:bookmark text:name="org3ce6c1a"/><text:span text:style-name="OrgTodo">TODO</text:span> close reading of bills via Butler
<text:bookmark-end text:name="OrgXref.org3ce6c1a"/></text:h>
      <text:p text:style-name="Text_20_body">The bills are not written irony, they are written in a declarative legal language.
</text:p>
      <text:p text:style-name="Text_20_body">Coming back to the bills, we might apply a similar frame
</text:p>
      <text:p text:style-name="Text_20_body">We can do some similar kind of reading here within a Queer Studies framework.
</text:p>
      <text:p text:style-name="Quotations">'The term gender identity means a persons self-perception of their gender or claimed gender, regardless of the persons biological sex.',
</text:p>
      <text:p text:style-name="Quotations">'The term gender means the psychological, behavioral, social, and cultural aspects of being male or female.',
</text:p>
      <text:p text:style-name="Quotations">The term gender transition means the process in which an individual goes from identifying with and living as a gender that corresponds to his or her biological sex to identifying with and living as a gender different from his or her biological sex, and may involve social, legal, or physical changes.',
</text:p>
      <text:p text:style-name="Quotations">'The term biological sex means the indication of male or female sex by reproductive potential or capacity, sex chromosomes, naturally occurring sex hormones, gonads, or internal or external genitalia present at birth.',
</text:p>
      <text:p text:style-name="Text_20_body">In close reading the dataset, I immediately notice how some assumptions are being constructed in subtle and seemingly neutral ways. For example, in the first definition, I am interested in the words "self-perception" and "claimed", and how a view of gender identity as a subjective experience engages with behavioral dimensions of gender expression, at least as it has been theorized by Queer Studies scholars like Judith Butler.
</text:p>
      <text:p text:style-name="Text_20_body">I am also interested in the word “regardless,” which appears in almost half of the definitions, and suggests a contrast between sex and gender that seems to reify a binary opposition or between the two. In other words, gender as being defined without regard to sex, as if notions of gender and sex do not influence each other, and never blend into one another, or make productive use of each other. Again I'm thinking here of Judith Butler, and her famous (and contentious) claim that even seemingly physical phenomena, like biological sex, is discursively produced.
</text:p>
      <text:p text:style-name="Text_20_body">While I enjoy doing this kind of analysis of irony, it is exactly the kind of reading that I don't want to do for this project. Because the more that I engage with the material and the public discourse around it, the more I am convinced that this particular historical moment needs another mode of reading.
</text:p>
      <text:h text:style-name="Heading_20_2" text:outline-level="2" text:is-list-header="false">
<text:bookmark-start text:name="OrgXref.org18abec6"/>
<text:bookmark text:name="org18abec6"/>another mode of reading lol
<text:bookmark-end text:name="OrgXref.org18abec6"/></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calado</dc:creator>
    <meta:initial-creator>fcalado</meta:initial-creator>
    <dc:date>2024-11-20T20:41:03</dc:date>
    <meta:creation-date>2024-11-20T20:41:03</meta:creation-date>
    <meta:generator>Emacs 29.3 (Org mode 9.6.15)</meta:generator>
    <meta:keyword/>
    <dc:subject/>
    <dc:title/>
  </office:meta>
</office:document-meta>
</file>